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normal" style:font-weight-asian="normal" style:font-weight-complex="normal"/>
    </style:style>
    <style:style style:name="P3" style:parent-style-name="Textbody" style:family="paragraph"/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/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/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/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T27" style:parent-style-name="DefaultParagraphFont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Assignment-6 ( Create a Selenium Automation Framework in Python and Upload to GitHub)</text:p>
      <text:p text:style-name="Standard"/>
      <text:h text:style-name="Heading4" text:outline-level="4"><text:span text:style-name="StrongEmphasis">Objective:</text:span></text:h>
      <text:h text:style-name="Heading4" text:outline-level="4"><text:span text:style-name="StrongEmphasis">The<text:s/></text:span><text:span text:style-name="T2">task is to design and implement a robust and scalable Selenium automation framework using Python. Once the framework is developed, you will upload it to a GitHub repository and share the repository link.</text:span></text:h>
      <text:h text:style-name="Heading4" text:outline-level="4"><text:span text:style-name="StrongEmphasis">Requirements:</text:span></text:h>
      <text:list text:style-name="LFO1" text:continue-numbering="true">
        <text:list-item>
          <text:p text:style-name="P3"><text:span text:style-name="StrongEmphasis">Framework Design:</text:span></text:p>
          <text:list text:continue-numbering="true">
            <text:list-item>
              <text:p text:style-name="P4">Design the framework in such a way that it is easily extensible and maintainable.</text:p>
            </text:list-item>
            <text:list-item>
              <text:p text:style-name="P5">Implement the framework using Object-Oriented Programming (OOP) principles.</text:p>
            </text:list-item>
            <text:list-item>
              <text:p text:style-name="P6">Structure the framework in an organized manner (e.g., separate directories for tests, page objects, config files, utilities, etc.).</text:p>
            </text:list-item>
          </text:list>
        </text:list-item>
      </text:list>
      <text:p text:style-name="P7"/>
      <text:list text:style-name="LFO1" text:continue-numbering="true">
        <text:list-item>
          <text:p text:style-name="P8"><text:span text:style-name="StrongEmphasis">Core Components:</text:span></text:p>
          <text:list text:continue-numbering="true">
            <text:list-item>
              <text:p text:style-name="P9"><text:span text:style-name="StrongEmphasis">Page Object Model (POM):</text:span><text:s/>Implement the Page Object Model design pattern to manage page elements and actions.</text:p>
            </text:list-item>
            <text:list-item>
              <text:p text:style-name="P10"><text:span text:style-name="StrongEmphasis">Test Execution:</text:span><text:s/>Use<text:s/><text:span text:style-name="StrongEmphasis">PyTest</text:span><text:s/>as the testing framework to execute test cases.</text:p>
            </text:list-item>
            <text:list-item>
              <text:p text:style-name="P11"><text:span text:style-name="StrongEmphasis">Test Reporting:</text:span><text:s/>Generate detailed test execution reports (e.g., HTML report using<text:s/><text:span text:style-name="SourceText">pytest-html</text:span>).</text:p>
            </text:list-item>
            <text:list-item>
              <text:p text:style-name="P12"><text:span text:style-name="StrongEmphasis">Data-Driven Testing:</text:span><text:s/>Implement a data-driven testing approach using external data sources (e.g., CSV, JSON, or Excel files).</text:p>
            </text:list-item>
            <text:list-item>
              <text:p text:style-name="P13"><text:span text:style-name="StrongEmphasis">Cross-Browser Testing:</text:span><text:s/>The framework should be capable of running tests across different browsers (e.g., Chrome, Firefox).</text:p>
            </text:list-item>
            <text:list-item>
              <text:p text:style-name="P14"><text:span text:style-name="StrongEmphasis">Logging:</text:span><text:s/>Implement logging for debugging and tracking test execution steps.</text:p>
            </text:list-item>
          </text:list>
        </text:list-item>
      </text:list>
      <text:p text:style-name="P15"/>
      <text:list text:style-name="LFO1" text:continue-numbering="true">
        <text:list-item>
          <text:p text:style-name="P16"><text:span text:style-name="StrongEmphasis">Test Scenarios:</text:span></text:p>
          <text:list text:continue-numbering="true">
            <text:list-item>
              <text:p text:style-name="P17">Implement at least 3 test cases that cover different user scenarios using Selenium.</text:p>
            </text:list-item>
            <text:list-item>
              <text:p text:style-name="P18">Tests should validate common web application interactions (e.g., login, search functionality, form submission).</text:p>
            </text:list-item>
          </text:list>
        </text:list-item>
        <text:list-item>
          <text:p text:style-name="P19"><text:span text:style-name="StrongEmphasis">Version Control:</text:span></text:p>
          <text:list text:continue-numbering="true">
            <text:list-item>
              <text:p text:style-name="P20">Push the code to a GitHub repository. Ensure that you have meaningful commit messages.</text:p>
            </text:list-item>
            <text:list-item>
              <text:p text:style-name="P21">Share the GitHub repository link for review.</text:p>
            </text:list-item>
          </text:list>
        </text:list-item>
      </text:list>
      <text:p text:style-name="P22"/>
      <text:p text:style-name="P23"/>
      <text:p text:style-name="P24"/>
      <text:p text:style-name="P25"/>
      <text:p text:style-name="P26"><text:span text:style-name="T27">https://github.com/amankumar62030/BEBO_TECHNOLOGY.g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SimSun" fo:font-weight="bold" style:font-weight-asian="bold" style:font-weight-complex="bold" fo:font-size="10pt" style:font-size-asian="10pt" style:font-size-complex="10pt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style:font-name-asian="NSimSun" fo:font-weight="bold" style:font-weight-asian="bold" style:font-weight-complex="bold" fo:font-size="7pt" style:font-size-asian="7pt" style:font-size-complex="7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n Kumar</meta:initial-creator>
    <dc:creator>AMAN KUMAR</dc:creator>
    <meta:creation-date>2025-02-03T05:34:00Z</meta:creation-date>
    <dc:date>2025-02-03T05:34:00Z</dc:date>
    <meta:template xlink:href="Normal.dotm" xlink:type="simple"/>
    <meta:editing-cycles>2</meta:editing-cycles>
    <meta:editing-duration>PT0S</meta:editing-duration>
    <meta:document-statistic meta:page-count="1" meta:paragraph-count="3" meta:word-count="249" meta:character-count="1667" meta:row-count="11" meta:non-whitespace-character-count="1421"/>
  </office:meta>
</office:document-meta>
</file>